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802cm" fo:min-width="3.74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802cm" fo:min-width="3.744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136cm" fo:min-width="4.348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5.2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136cm" fo:min-width="4.34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5.2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1.2cm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1.85cm" fo:min-width="5.2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6cm" svg:height="2.9cm" svg:x="7.5cm" svg:y="2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cm" svg:height="2.9cm" svg:x="1.4cm" svg:y="2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7cm" svg:height="2.2cm" svg:x="6.7cm" svg:y="5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7cm" svg:height="2.1cm" svg:x="7.6cm" svg:y="9.4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7.7cm" svg:height="2.2cm" svg:x="6.613cm" svg:y="12.6cm">
          <text:p text:style-name="P1">Podaj liczbę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measurelines" svg:width="5.7cm" svg:height="2.1cm" svg:x="7.7cm" svg:y="16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measurelines" svg:width="3.4cm" svg:height="3.6cm" svg:x="8.9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measurelines" svg:width="5.7cm" svg:height="2.1cm" svg:x="14.3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7.7cm" svg:height="2.2cm" svg:x="0.5cm" svg:y="22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4" draw:layer="measurelines" svg:width="4.092cm" svg:height="1.674cm" svg:x="8.508cm" svg:y="6.226cm">
          <draw:text-box>
            <text:p>Podaj liczbę </text:p>
            <text:p>całkowitą n</text:p>
          </draw:text-box>
        </draw:frame>
        <draw:frame draw:style-name="gr10" draw:text-style-name="P5" draw:layer="measurelines" svg:width="2.221cm" svg:height="1.462cm" svg:x="3.3cm" svg:y="26.538cm">
          <draw:text-box>
            <text:p>STOP</text:p>
          </draw:text-box>
        </draw:frame>
        <draw:frame draw:style-name="gr11" draw:text-style-name="P5" draw:layer="measurelines" svg:width="3.8cm" svg:height="0.962cm" svg:x="8.7cm" svg:y="16.7cm">
          <draw:text-box>
            <text:p>Iloczyn* = a</text:p>
          </draw:text-box>
        </draw:frame>
        <draw:frame draw:style-name="gr11" draw:text-style-name="P5" draw:layer="measurelines" svg:width="2.251cm" svg:height="1.673cm" svg:x="9.7cm" svg:y="20.3cm">
          <draw:text-box>
            <text:p>czy</text:p>
            <text:p><text:s/>i = n?</text:p>
          </draw:text-box>
        </draw:frame>
        <draw:frame draw:style-name="gr12" draw:text-style-name="P5" draw:layer="measurelines" svg:width="2cm" svg:height="1cm" svg:x="6.1cm" svg:y="19.8cm">
          <draw:text-box>
            <text:p>TAK</text:p>
          </draw:text-box>
        </draw:frame>
        <draw:frame draw:style-name="gr13" draw:text-style-name="P5" draw:layer="measurelines" svg:width="1.9cm" svg:height="0.962cm" svg:x="14cm" svg:y="19.9cm">
          <draw:text-box>
            <text:p>NIE</text:p>
          </draw:text-box>
        </draw:frame>
        <draw:frame draw:style-name="gr13" draw:text-style-name="P5" draw:layer="measurelines" svg:width="3.4cm" svg:height="0.962cm" svg:x="2.7cm" svg:y="22.9cm">
          <draw:text-box>
            <text:p>iloczyn</text:p>
          </draw:text-box>
        </draw:frame>
        <draw:frame draw:style-name="gr14" draw:text-style-name="P5" draw:layer="measurelines" svg:width="2.2cm" svg:height="1.2cm" svg:x="16.2cm" svg:y="14cm">
          <draw:text-box>
            <text:p>i; i+1</text:p>
          </draw:text-box>
        </draw:frame>
        <draw:line draw:style-name="gr15" draw:text-style-name="P6" draw:layer="measurelines" svg:x1="10.5cm" svg:y1="5.1cm" svg:x2="10.5cm" svg:y2="6cm">
          <text:p/>
        </draw:line>
        <draw:line draw:style-name="gr15" draw:text-style-name="P6" draw:layer="measurelines" svg:x1="10.6cm" svg:y1="8.1cm" svg:x2="10.6cm" svg:y2="9.8cm">
          <text:p/>
        </draw:line>
        <draw:line draw:style-name="gr15" draw:text-style-name="P6" draw:layer="measurelines" svg:x1="10.4cm" svg:y1="11.5cm" svg:x2="10.5cm" svg:y2="12.9cm">
          <text:p/>
        </draw:line>
        <draw:line draw:style-name="gr15" draw:text-style-name="P6" draw:layer="measurelines" svg:x1="10.4cm" svg:y1="14.9cm" svg:x2="10.5cm" svg:y2="16.4cm">
          <text:p/>
        </draw:line>
        <draw:line draw:style-name="gr15" draw:text-style-name="P6" draw:layer="measurelines" svg:x1="10.5cm" svg:y1="18.3cm" svg:x2="10.6cm" svg:y2="19.7cm">
          <text:p/>
        </draw:line>
        <draw:line draw:style-name="gr16" draw:text-style-name="P6" draw:layer="measurelines" svg:x1="9cm" svg:y1="21.2cm" svg:x2="4.3cm" svg:y2="21.2cm">
          <text:p/>
        </draw:line>
        <draw:line draw:style-name="gr16" draw:text-style-name="P6" draw:layer="measurelines" svg:x1="12.4cm" svg:y1="21.2cm" svg:x2="17.2cm" svg:y2="21.2cm">
          <text:p/>
        </draw:line>
        <draw:line draw:style-name="gr15" draw:text-style-name="P6" draw:layer="measurelines" svg:x1="17.1cm" svg:y1="21.2cm" svg:x2="17.2cm" svg:y2="15.3cm">
          <text:p/>
        </draw:line>
        <draw:line draw:style-name="gr15" draw:text-style-name="P6" draw:layer="measurelines" svg:x1="4.4cm" svg:y1="21.2cm" svg:x2="4.4cm" svg:y2="22.5cm">
          <text:p/>
        </draw:line>
        <draw:line draw:style-name="gr15" draw:text-style-name="P6" draw:layer="measurelines" svg:x1="4.3cm" svg:y1="24.4cm" svg:x2="4.4cm" svg:y2="25.8cm">
          <text:p/>
        </draw:line>
        <draw:line draw:style-name="gr15" draw:text-style-name="P6" draw:layer="measurelines" svg:x1="17.1cm" svg:y1="11.8cm" svg:x2="10.4cm" svg:y2="11.9cm">
          <text:p/>
        </draw:line>
        <draw:line draw:style-name="gr16" draw:text-style-name="P6" draw:layer="measurelines" svg:x1="17.1cm" svg:y1="13.6cm" svg:x2="17.1cm" svg:y2="11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1:07:23.817808608</meta:creation-date>
    <meta:generator>LibreOffice/6.0.6.2$Linux_X86_64 LibreOffice_project/00m0$Build-2</meta:generator>
    <dc:date>2018-11-28T11:24:39.880898065</dc:date>
    <meta:editing-duration>PT5M32S</meta:editing-duration>
    <meta:editing-cycles>2</meta:editing-cycles>
    <meta:document-statistic meta:object-count="29"/>
  </office:meta>
</office:document-meta>
</file>